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D">
      <style:paragraph-properties>
        <style:tab-stops>
          <style:tab-stop style:position="0in"/>
        </style:tab-stops>
      </style:paragraph-properties>
    </style:style>
    <style:style style:name="P2" style:family="paragraph" style:parent-style-name="HC">
      <style:paragraph-properties>
        <style:tab-stops>
          <style:tab-stop style:position="0in"/>
        </style:tab-stops>
      </style:paragraph-properties>
    </style:style>
    <style:style style:name="P3" style:family="paragraph" style:parent-style-name="Body">
      <style:text-properties fo:font-style="italic" style:font-style-asian="italic" style:font-style-complex="italic"/>
    </style:style>
    <style:style style:name="P4" style:family="paragraph" style:parent-style-name="HA" style:master-page-name="Standard">
      <style:paragraph-properties style:page-number="auto"/>
    </style:style>
    <style:style style:name="T1" style:family="text">
      <style:text-properties fo:font-style="normal" style:font-style-asian="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1</text:h>
      <text:p text:style-name="HB">Essential Concepts in Python</text:p>
      <text:p text:style-name="BodyNoIndent">You've worked through the Python tutorial. You've coded a few utility scripts or small applications in Python. You even know the Zen of Python (or are at least aware that the self-referential statement <text:span text:style-name="CD1">import this</text:span> will display it in an interactive interpreter session). But the code you've written, or inherited from someone else, doesn't always behave quite as you expect. When debugging your own code, or trying to understand someone else's, knowing the details of the language features being invoked is often essential. That's where this user's reference <text:s/>comes in – it describes just how your Python interpreter is meant to turn that Python source code into a meaningful use of processor time.</text:p>
      <text:p text:style-name="Body">This chapter covers some basic concepts that need to be understood in order to make sense of the detailed explanations of the various language statements and expressions in subsequent chapters. Rather than being about particular language features, it is more of a conceptual overview of the elements used for the explanations and examples in this guide. It is quite possible to use Python without knowing all of the concepts presented here, but it could be difficult to understand why the language works the way it does without grasping most of them.</text:p>
      <text:p text:style-name="Body">Several references are made below to the builtin namespace and to classes supporting various syntactic constructs. The whole builtin namespace is summarized in Chapter XREF (The Builtin Namespace), while the standard class protocols used to support various parts of the language are listed in Chapter XREF (Summary of Class Protocols).</text:p>
      <text:p text:style-name="P3"/>
      <text:h text:style-name="P2" text:outline-level="2">1.1 Which Python?</text:h>
      <text:p text:style-name="BodyNoIndent">This chapter is about essential concepts in Python. But which Python? Not only are there multiple versions of the language, due to its evolution over time, but there are also multiple implementations designed to interoperate well with different environments, or to provide some other feature not well supported by the reference interpreter.</text:p>
      <text:p text:style-name="Body">The reference interpreter, CPython, exposes an extensive C API, and interoperates well with C and C++ programs and libraries as a result. The fact that it is written in pure C code also means it is portable to any platform with a reasonable C compiler. Jython is an interpreter implemented in Java, and provides mechanisms allowing it to fully integrate with Java libraries and applications. IronPython, which is implemented in C#, fulfills a similar role with respect to Microsoft's .NET CLR. </text:p>
      <text:p text:style-name="Body">Stackless and Psyco are alternative C-based interpreters. Stackless is a complete alternative interpreter, designed to support lightweight cooperative threading models by permitting efficient creation of large quantities of pseudo-threads (this capability of Stackless Python was a significant source of inspiration for the enhancements made to generators between Python 2.4 and 2.5). Psyco, on the other hand, is designed to work in conjunction with the CPython interpreter, and provides Just-In-Time compilation of Python code down to platform specific assembler. On supported platforms, Psyco is capable of providing significant speed boosts, albeit at the expense of an increase in memory footprint.</text:p>
      <text:p text:style-name="Body">PyPy is also noteworthy, as it is an interpreter written in Python to improve the ability to experiment with the language definition and implementation. It provides sophisticated mechanisms for experimenting with language features and semantics, as well as providing support for translating a restricted subset of Python (known as RPython) into a chosen implementation language (such as C, or Common LISP). This translation process allows the core of the PyPy interpreter to be converted into directly executable machine code, eliminating the need for a different underlying interpreter (such as CPython).</text:p>
      <text:p text:style-name="Body"><text:soft-page-break/>Throughout this reference, the language itself will be referred to as Python. Any comments relating to implementation details of a particular interpreter will state which interpreter the comments apply to. Such comments will usually relate to CPython, but will occasionally relate to one of the other implementations mentioned above.</text:p>
      <text:h text:style-name="P2" text:outline-level="2">1.2 Everything is an Object or a Reference to an Object</text:h>
      <text:p text:style-name="BodyNoIndent">Python is a fundamentally object-oriented language and always has been. The basic elements of the language (such as functions, classes and modules) are all manipulable as objects at runtime. Although it is quite possible to use Python to write procedural or functional programs without knowing the concepts of object-oriented programming, the same is not true when it comes to understanding how Python works – many key language constructs can really only be understood in terms of the objects and methods that are involved in carrying out the requested operation.</text:p>
      <text:p text:style-name="Body">This heavy reliance on objects in defining the operation of the language sometimes leads programmers to make the comment “In Python, everything is an object”. This is close to being true, but leaves out one important element of the language: references to objects. References to an object are distinct from the object being referenced, but are not themselves objects. Possible forms of reference are directly via an identifier (that is, a variable name), or indirectly via a compound data type (either as an attribute of an object, or as an element within a container). The processing of taking a reference and making it point to a particular object is referred to as <text:span text:style-name="E2">binding</text:span>. Bound references can then subsequently be <text:span text:style-name="E2">rebound</text:span> (made to point to a different object), or deleted entirely (eliminating the reference without binding it to a different object).</text:p>
      <text:p text:style-name="Body">Both references and objects can be considered to have values. In an object's case, its value is generally considered to be the characteristics of the object that are considered when comparing the object with another object of the same type (for example, the numeric value of an <text:span text:style-name="CD1">int</text:span>, or the current contents of a <text:span text:style-name="CD1">list</text:span>). By default, user-defined classes use their identity as their value (that is, the equality operator will only return True if the objects being compared are the exact same object), although this can be overridden when the class is defined. A reference's value is simply the value of the object to which that reference is currently bound.</text:p>
      <text:p text:style-name="Body">The remainder of this section covers some of the key concepts related to objects, as well as giving an overview of the kinds of objects used by the interpreter to support the execution of Python code.</text:p>
      <text:h text:style-name="P1" text:outline-level="3">1.2.1 Variables and Namespaces</text:h>
      <text:p text:style-name="BodyNoIndent">Variables are the most common kind of reference. They are identifiers that start with an alphabetical character or underscore, and then continue with either alphanumeric characters or underscores. The end of the identifier is marked by the first character which is neither alphanumeric nor an underscore.</text:p>
      <text:p text:style-name="Body">Identifiers are stored in namespaces. Python includes 4 different kinds of namespace – the builtin namespace, accessible from all Python code, module namespaces, accessible to code within a given module, function namespaces, accessible from within that function and from within nested functions, and lastly class definition namespaces (which define the attributes of a class object).</text:p>
      <text:p text:style-name="Body">Python supports two ways to eliminate a reference – the reference can be deleted entirely from the containing namespace, or else it can be set to refer to the builtin constant <text:span text:style-name="CD1">None</text:span>. The latter is generally preferred when the lack of a reference target is temporary, and the reference will shortly be directed to a valid object.</text:p>
      <text:p text:style-name="Body">Chapter XREF(References and Namespaces) provides more detail on the operation and manipulation of identifier namespaces.</text:p>
      <text:h text:style-name="P1" text:outline-level="3">1.2.2 Objects, Instances, Classes, Types and Attributes</text:h>
      <text:p text:style-name="BodyNoIndent">Every object in Python is an instance of a class, even class objects themselves. Classes are also frequently referred to as types, as they are typically instances of the builtin type <text:span text:style-name="CD1">type</text:span> . The use of these two different terms <text:soft-page-break/>is primarily due to the fact that Python historically made a distinction between user-defined classes and the builtin types provided by the interpreter. This distinction was, however, essentially eliminated in Python 2.2. User defined types are created using <text:span text:style-name="CD2">class</text:span> statements that inherit from the builtin type <text:span text:style-name="CD1">object</text:span>, or one of its many builtin subclasses.</text:p>
      <text:p text:style-name="Body">Objects can hold references to other objects as attributes, and support access to their attributes by means of dotted notation – a single period is written between the expression that retrieves the object and the identifier for the attribute being accessed. The attributes which are available depend on the specific class instance being accessed, as classes are able to affect the mechanisms used to access attributes. Special objects called attribute descriptors are able to affect the meaning of associated instance attributes when the descriptor is included as part of the class definition.</text:p>
      <text:p text:style-name="Body">Python is a garbage collected language, meaning that programmers do not have to explicit free memory allocated to objects – an object's memory will be automatically collected once there are no longer any live references to it. The <text:span text:style-name="CD1">weakref</text:span> module provides the capability to retain a reference to an object without necessarily keeping it alive. However, the precise semantics of Python's garbage collection is implementation dependent – CPython uses a reference-counting mechanism, with a garbage collection mechanism to clean up any reference cycles. Jython and IronPython, on the other hand, use the respective garbage collection mechanisms of the Java VM and .NET CLR. This means that object finalisation is non-deterministic, and was one of the motivators leading to the introduction of Python 2.5's deterministic context management functionality described in Chapter XREF(Control Flow Statements).</text:p>
      <text:p text:style-name="Body">Chapter XREF(References and Namespaces) provides more detail on the manipulation of object attributes, while Chapter XREF(Classes) provides more detail on defining your own classes, the operation of attribute descriptors and object life cycles and finalisation.</text:p>
      <text:h text:style-name="P1" text:outline-level="3">1.2.3 Containers, Mappings, and Sequences</text:h>
      <text:p text:style-name="BodyNoIndent">All objects are compound data types, as they all provide support for aggregation of multiple attributes on an instance. Containers, however, provide support for other means of aggregation (that is, storing references to other objects, but not making those references available as attributes).</text:p>
      <text:p text:style-name="Body">The most basic form of container is embodied by the builtin types <text:span text:style-name="CD1">set</text:span> and <text:span text:style-name="CD1">frozenset</text:span>. Sets support the use of the <text:span text:style-name="CD1">len()</text:span> function to determine the number of members of the set, as well as providing methods to add and remove members, and perform other operations.</text:p>
      <text:p text:style-name="Body">A particular subset of containers is mappings. Mappings support the use of Python's subscript notation (a pair of square brackets) to access elements within the container. For these, the dictionary type <text:span text:style-name="CD1">dict</text:span> embodies the standard behaviour, providing an equality based mapping from keys to values.</text:p>
      <text:p text:style-name="Body">Sequences are a particular kind of mapping from a zero-based series of integers to the values stored in the sequence. The builtin types <text:span text:style-name="CD1">list</text:span>, <text:span text:style-name="CD1">tuple</text:span>, <text:span text:style-name="CD1">str</text:span> and <text:span text:style-name="CD1">unicode</text:span> are all examples of sequences.</text:p>
      <text:p text:style-name="Body"/>
      <text:p text:style-name="Body">Chapter XREF(References and Namespaces) covers the manipulation of the various kinds of mapping containers, as these can be used as a form of namespace (indeed, variable and attribute namespaces are often represented as Python dictionaries).</text:p>
      <text:h text:style-name="P1" text:outline-level="3">1.2.4 Logical Truth Values</text:h>
      <text:p text:style-name="BodyNoIndent">An instance of the builtin type <text:span text:style-name="CD1">bool</text:span> is always either <text:span text:style-name="CD1">True</text:span> or <text:span text:style-name="CD1">False</text:span>. The constructor accepts a single argument, which it translates into one of the two canonical truth values. This same translation process is used to determine which branch is taken in the evaluation of an <text:span text:style-name="CD2">if</text:span> statement, and in determining whether or not to terminate a <text:span text:style-name="CD2">while</text:span> loop.</text:p>
      <text:p text:style-name="Body">Chapter XREF(Statements and Expressions) provides details on the process used to determine whether a given value is considered true or false, and also covers both the logical and the comparison operators. Chapter XREF(Control Flow Statements) describes the operation of both <text:span text:style-name="CD2">if</text:span> statements and <text:span text:style-name="CD2">while</text:span> loops..</text:p>
      <text:h text:style-name="P1" text:outline-level="3"><text:soft-page-break/>1.2.5 Numeric Types</text:h>
      <text:p text:style-name="BodyNoIndent">Numeric types support a variety of arithmetic expressions and (optionally), a number of bit-oriented expressions. Python provides a number of builtin numeric types: <text:span text:style-name="CD1">int</text:span>, <text:span text:style-name="CD1">long</text:span>, <text:span text:style-name="CD1">float</text:span> and <text:span text:style-name="CD1">complex</text:span>. The platform integer type (<text:span text:style-name="CD1">int</text:span>) is automatically promoted to the platform-independent long integer type (<text:span text:style-name="CD1">long</text:span>) when a value increases beyond the range of the former. The <text:span text:style-name="CD1">float</text:span> type provides double precision binary floating point arithmetic, while the <text:span text:style-name="CD1">complex</text:span> type supports working with complex numbers. The standard library module <text:span text:style-name="CD1">decimal</text:span> provides support for decimal-based floating point operations.</text:p>
      <text:p text:style-name="Body">Chapter XREF(Statements and Expressions) provides more detail on the operations possible on numeric types.</text:p>
      <text:h text:style-name="P1" text:outline-level="3">1.2.6 Functions, Methods and Callables</text:h>
      <text:p text:style-name="BodyNoIndent">Callable objects are able to be invoked using function call notation (parentheses around a supplied argument list, although the argument list may be empty). Most commonly, these are functions defined using a <text:span text:style-name="CD2">def</text:span> statement. If the function is retrieved from a class, or class instance, it becomes an unbound or bound method, respectively (this is achieved using the descriptor functionality mentioned when discussing objects above). Functions and methods are not the only type of callable, however. Class objects, for example, are able to be called in order to create a new instance of that class.</text:p>
      <text:p text:style-name="Body">Chapter XREF(Statements and Expressions) provides more detail on the invocation of callables. Chapter XREF(Functions and Generators) provides more detail on the definition of functions in particular. Chapter XREF(Classes) covers the behaviour of functions as attribute descriptors.</text:p>
      <text:h text:style-name="P1" text:outline-level="3">1.2.7 Iterators, Iterables and Generators</text:h>
      <text:p text:style-name="BodyNoIndent">Iterators are classes specifically designed for use with the <text:span text:style-name="CD2">for</text:span> statement. All iterators provide a <text:span text:style-name="CD1">next()</text:span> method which the <text:span text:style-name="CD2">for</text:span> statement uses to retrieve the next value for each iteration of the loop. Iterables are container classes which support the use of the <text:span text:style-name="CD1">iter()</text:span> builtin function to produce an iterator over the contents of the container.</text:p>
      <text:p text:style-name="Body">Generators are a special form of function definition that makes it easy to write custom iterators. Generators use <text:span text:style-name="CD2">yield</text:span> expressions to temporarily suspend their execution in order to allow other code to run (usually the body of a <text:span text:style-name="CD2">for</text:span> loop).</text:p>
      <text:p text:style-name="Body">The builtin types <text:span text:style-name="CD1">enumerate</text:span>, <text:span text:style-name="CD1">xrange</text:span> and <text:span text:style-name="CD1">reversed</text:span> are all iterators. The builtin function <text:span text:style-name="CD1">iter</text:span> may also return a standard iterator for sequences which do not define their own iterators and when using its two-argument form to operate on an arbitrary callable.</text:p>
      <text:p text:style-name="Body">Chapter XREF(Local Flow Control) covers the operation of <text:span text:style-name="CD2">for</text:span> statements. Chapter XREF(Functions and Generators) provides more detail on the definition and usage of generators.</text:p>
      <text:h text:style-name="P1" text:outline-level="3">1.2.8 Exceptions</text:h>
      <text:p text:style-name="BodyNoIndent">Exceptions are used to indicate breaks in the usual control flow of a program. Exception classes generally inherit from the builtin class <text:span text:style-name="CD1">Exception</text:span> (although there are a few cases which do not follow this rule). Exceptions are raised using the <text:span text:style-name="CD2">raise</text:span> statement and caught using <text:span text:style-name="CD2">try</text:span>-<text:span text:style-name="CD2">except</text:span> statements.</text:p>
      <text:p text:style-name="Body">Python includes a wide range of standard exceptions. These are documented in Chapter XREF(The Builtin Namespace). Chapter XREF(Exceptions and Exception Handling) covers the operation of <text:span text:style-name="CD2">raise</text:span> and <text:span text:style-name="CD2">try</text:span>-<text:span text:style-name="CD2">except</text:span> statements.</text:p>
      <text:h text:style-name="P1" text:outline-level="3"><text:soft-page-break/>1.2.9 Context Managers</text:h>
      <text:p text:style-name="BodyNoIndent">Context managers are used to manage program context in conjunction with the <text:span text:style-name="CD2">with</text:span> statement. The context manager is given the opportunity to perform a setup step before the body of the statement is entered and a cleanup step on exit from the statement (regardless of the manner of exit). </text:p>
      <text:p text:style-name="Body"/>
      <text:p text:style-name="Body">Chapter XREF(Control Flow Statements) covers the operation of <text:span text:style-name="CD2">with</text:span> statements, while Chapter XREF (Functions and Generators) covers the use of generators to write custom context managers.</text:p>
      <text:h text:style-name="P1" text:outline-level="3">1.2.10 Modules, Packages, Scripts and Applications</text:h>
      <text:p text:style-name="BodyNoIndent">Modules are the basic unit of execution in Python. Each module generally consists of a single Python source file, although it is possible to write modules in other languages and make them available to Python code (CPython, for example, supports many modules written in C or C++, while Jython and IronPython expose the standard Java and .NET libraries as Python modules).</text:p>
      <text:p text:style-name="Body">Packages are a mechanism for grouping related modules (or even related packages) together. Python applications then consist of a package or packages, usually with a single main script that is executed in order to start the application.</text:p>
      <text:p text:style-name="Body">Additional modules are included in an application using <text:span text:style-name="CD2">import</text:span> statements. The first time a module is imported into an application, it is executed from beginning to end, with each statement being processed in the order encountered. The resulting namespace is cached by the interpreter and made available to the application. Subsequent imports of the same module use the cached version rather than re-executing the code. The builtin function <text:span text:style-name="CD1">reload()</text:span> forces deletion of the cached version and re-executes the module's code (this is most commonly used within an interactive session to pick up changes to a previously imported module). Scripts are executed just like modules, with the only difference being in the name assigned during execution, and the fact that the resulting namespace is not cached by the interpreter.</text:p>
      <text:p text:style-name="Body">Chapter XREF(Modules and Packages) goes into detail regarding the operation of the <text:span text:style-name="CD2">import</text:span> statement and the execution of Python scripts and applications.</text:p>
      <text:h text:style-name="P1" text:outline-level="3">1.2.11 Code Objects</text:h>
      <text:p text:style-name="BodyNoIndent">Python interpreters do not execute source code directly. Instead, the source code is compiled to an intermediate representation, which is held within a <text:span text:style-name="E2">code object</text:span>. The internal details of code objects are interpreter specific (Jython and IronPython, for example, compile Python source code to bytecode for the virtual machines of their respective runtime environments, while CPython compiles code to the version of bytecode understood by its own virtual machine).</text:p>
      <text:p text:style-name="Body">Regardless of the exact nature of the internal representation, each Python interpreter provides the builtin function <text:span text:style-name="CD1">compile()</text:span>, which can be used to convert a source string into the appropriate code object. Alternatively, the <text:span text:style-name="CD2">exec</text:span> statement will accept a source string instead of a code object, and automatically compile it before executing it.</text:p>
      <text:p text:style-name="Body">The <text:span text:style-name="CD2">exec</text:span> statement is discussed in more detail in Chapter XREF(References and Namespaces), while Chapter XREF(Functions and Generators) includes more information on code objects.</text:p>
      <text:h text:style-name="P2" text:outline-level="2">1.3 Rebinding a Reference is not the same as Mutating an Object.</text:h>
      <text:p text:style-name="BodyNoIndent">There are two main ways to change a reference's value in Python. The first is to rebind the reference to point to a different object. This effectively changes the value to be that of the new object. The second way is to mutate the object in place, either by modifying the object's attributes, or, in the case of a container, modifying its contents.</text:p>
      <text:p text:style-name="Body"><text:soft-page-break/>The key difference between the two is that when you rebind a reference to a new object, other references to the original object are entirely unaffected, as they continue to see the old object. When you mutate the object, however, the change is visible via any reference to that object, as the object itself has been modified. This can cause problems in both directions – firstly, rebinding may be used when it is desired that the change be visible, and secondly, mutation may be used when it is desired that the changes be visible only via the current reference.</text:p>
      <text:p text:style-name="Body">The first problem tends to arise when dealing with <text:span text:style-name="E3">immutable</text:span> data types. These data types do not allow their values to be changed after creation time – attributes which affect their value cannot be altered and, in the case of containers, the identities of the objects they contain are also fixed. The most common examples of immutable types are the builtin numeric types (<text:span text:style-name="CD1">int</text:span>, <text:span text:style-name="CD1">long</text:span>, <text:span text:style-name="CD1">float</text:span>, <text:span text:style-name="CD1">complex</text:span>), the string types (<text:span text:style-name="CD1">str</text:span>, <text:span text:style-name="CD1">unicode</text:span>) and the immutable container types (<text:span text:style-name="CD1">tuple</text:span>, <text:span text:style-name="CD1">frozenset</text:span>).</text:p>
      <text:p text:style-name="Body">The second problem tends to arise when a program inadvertently creates multiple references to the same mutable container. In this case, objects added to the container via one reference are visible using all references, which may not be what was intended. This typically arises when dealing with the mutable builtin container types (<text:span text:style-name="CD1">set</text:span>, <text:span text:style-name="CD1">dict</text:span>, <text:span text:style-name="CD1">list</text:span>), especially when evaluating default parameters for functions and generators.</text:p>
      <text:p text:style-name="Body">Chapter XREF(References and Namespaces) covers the behaviour of immutable types and containers in further detail. Chapter XREF(Functions and Generators) covers the implications of using a mutable object as a default parameter for a function or generator.</text:p>
      <text:h text:style-name="P2" text:outline-level="2">1.4 Whitespace Matters</text:h>
      <text:p text:style-name="BodyNoIndent">Python is not the only language which employs significant whitespace – most programming languages use it to delineate the beginning and end of identifiers and keywords, and a number use a carriage return to indicate the end of a statement.</text:p>
      <text:p text:style-name="Body">Python uses whitespace for both of those purposes but is relatively unusual in also using it to delineate block structure. More specifically, indentation is used within compound statements to indicate which statements are included in the compound statement (a sequence of indented statements included within a compound statement is referred to as a <text:span text:style-name="E2">suite</text:span>). This is in contrast to most other languages where, in addition to indenting the code for the benefit of human readers, it is also necessary to include explicit block start and end markers for the benefit of the language compiler. Python's use of significant whitespace in this context aims to avoid the maintenance problems caused when the indentation and the notations to aid the compiler are inconsistent.</text:p>
      <text:p text:style-name="Body">What makes this usage different from most other uses of significant whitespace is that it is not simply the presence or absence of one or more whitespace characters which matters, but the actual quantity of whitespace used. While Python style guides generally recommend the use of 4 spaces for each level of indentation, the interpreter itself isn't that particular. Instead, the interpreter is interested in vertical alignment of the source code, so it simply requires that the indentation be consistent. Every statement in the source file must be either a top level statement (left-aligned, with no preceding whitespace), the first statement in a new suite (indented relative to the opening line of the associated compound statement), or an additional statement in a currently open suite (vertically aligned with previous statements in the same suite). A suite is considered to be closed once the compiler encounters either a top level statement, or any statement which is part of a less indented suite. Statements which do not belong to an open suite (that is, they do not start a new suite and are not left aligned or aligned with an open suite) trigger an <text:span text:style-name="CD1">IndentationError</text:span> during compilation of the offending code.</text:p>
      <text:p text:style-name="Body">It is possible to use tabs for indentation rather than spaces. The Python interpreter will always expand those tabs to give sufficient spaces to reach a line position that is the next multiple of 8 from the start of the line (the interpreter does <text:span text:style-name="E2">not</text:span> employ a naive substitution of 8 spaces for every tab, although the effect is the same when only tabs are used for indentation). So long as one is consistent, using either spaces or tabs works just fine. Mixing spaces and tabs is possible, but is fragile (if the code is edited using a display setting with tab stops more closely spaced than every 8 characters, vertical alignment of the source code will no longer correspond correctly with the code suites). A common solution for this problem is to use a text editor that converts tab characters to the appropriate number of spaces in the text file, rather than including the tab characters directly.</text:p>
      <text:p text:style-name="Body">The CPython reference interpreter includes command line switches to emit either warnings or errors when mixtures of tabs and spaces are encountered in a source file. Other interpreters may include similar switches. The <text:soft-page-break/>CPython development process actually uses the Python script <text:span text:style-name="CD1">reindent.py</text:span> to automatically update all Python code in the standard library to use a 4-space indent (this utility is included with the CPython Windows distribution, and is also available from the CPython Subversion repository at <text:a xlink:type="simple" xlink:href="http://svn.python.org/projects/python/trunk/Tools/scripts/reindent.py"><text:span text:style-name="Internet_20_link">http://svn.python.org/projects/python/trunk/Tools/scripts/reindent.py</text:span></text:a>).</text:p>
      <text:p text:style-name="Body">The interpretation of newlines as statement terminators and leading spaces as block structure can be prevented in two ways. Firstly, a trailing newline and the following leading whitespace is treated as if they were a single space when they occur within a pair of brackets (regardless of the type of bracket – parentheses, square brackets or braces). This means that function calls, tuple, list and dictionary definitions, and any other parenthesized operations can always be split over multiple lines without difficulty, and arbitrary expressions can be placed within parentheses in order to split them over multiple lines. Secondly, if the final character on a line is a backslash, the trailing newline and any leading whitespace on the next line are also treated as a single space. However, most Python style guides favor the use of parentheses over the use of backslashes as explicit line escapes.</text:p>
      <text:h text:style-name="P2" text:outline-level="2">1.4 Explicit Type Checks are Rare</text:h>
      <text:p text:style-name="BodyNoIndent">Python is a strongly typed language, but it is also dynamically typed – it does not include static type declarations, and type checks are carried out at runtime, not during compilation. More importantly, the use of dynamic typing means that it is usually not necessary to check types directly. Instead, most Python code checks objects for the appropriate attributes and for methods with the appropriate signatures, rather than checking types directly.</text:p>
      <text:p text:style-name="Body">This extends even to the methods used to support language features and the operation of builtin functions and type constructors. Rather than requiring that classes inherit from particular parent classes or implement particular interface definitions, it is sufficient for objects to implement the appropriate methods. With the exception of the <text:span text:style-name="CD1">next()</text:span> method of iterators, these special methods and attributes are distinguished by the use of double leading and trailing underscores.</text:p>
      <text:p text:style-name="Body">Chapter XREF(Summary of Class Protocols) lists all of the standard special methods and attributes. These special methods are also covered in the explanations of the operations of various language constructs. Those expansions are written using a form of pseudo-code which is essentially the same as Python itself, with a couple of important differences. Firstly, while the explanations show methods being retrieved from the object instances, it is an acceptable optimization for an interpreter to bypass the object instance and retrieve the methods directly from the instance's corresponding class object. This means that most special methods are only certain to work correctly if they can be retrieved via both the instance and its class – otherwise there is no guarantee that a given Python interpreter will correctly find and invoke the appropriate method. The behavior when these two lookup mechanisms give different answers when retrieving a special method from an object is formally undefined in most cases – which path is followed in any given case is dependent on the interpreter implementation (CPython 2.5, for example, uses the object's class directly in most cases, but uses a normal instance attribute lookup in the case of <text:span text:style-name="CD2">with</text:span> statements).</text:p>
      <text:p text:style-name="Body">The second difference between these pseudo-code expansions and actual Python code is that an interpreter is permitted to raise either <text:span text:style-name="CD1">AttributeError</text:span> or <text:span text:style-name="CD1">TypeError</text:span> when a special method or attribute is not found, unlike normal method access which will always raise an <text:span text:style-name="CD1">AttributeError</text:span> if the method is missing. Incorrect function signatures lead to a <text:span text:style-name="CD1">TypeError</text:span> as usual.</text:p>
      <text:p text:style-name="Body">While signature based checks are prevalent in Python, there are still some situations where type based checks are useful. These are typically cases where knowledge of the specific type allows significant optimisation or simplification of code. The results of certain special methods, for example, may be required to be instances of one of the builtin Python types (or instances of a subclass of one of those types). There are also cases where a type-based check is not mandated by the language definition, but an interpreter implementation is permitted to include such a check if desired (CPython, for example, always performs an explicit typecheck on the first argument to an unbound method in order to simplify the implementation of methods using C).</text:p>
      <text:p text:style-name="P3">XXX:Need to expand this subsection to mention Abstract Base Classes for 2.6/3.0</text:p>
      <text:h text:style-name="P2" text:outline-level="2"><text:soft-page-break/>1.5 Classes and Functions are Defined at Runtime</text:h>
      <text:p text:style-name="BodyNoIndent">In static language such as Java or C++, function and class definitions are essentially directives to the language compiler regarding the nature of certain identifiers. While class and function definition statements still have implications for the compilation stage in Python, these definitions are also first class statements that are executed at runtime, just like any other statement. While the code within the function or class definition statement is compiled at compile time, the actual definition of the function or class does not occur until the statement is executed at runtime.</text:p>
      <text:p text:style-name="Body">In top level code, this distinction usually doesn't matter, but it has some significant implications when class and function definitions are placed inside a function. Doing so means that a new class or a new function is defined every time the containing function is executed. This means that not only is it possible to have factory functions that create new class instances (as is common in all object-oriented languages), but it is also possible to have factory functions that create new classes or new functions. Another key feature of nested functions is that they employ lexical scoping, allowing nested functions to see identifiers defined in outer scopes.</text:p>
      <text:p text:style-name="Body">The differences between compile time, definition time and execution time are covered in Chapter XREF(Functions and Generators). Lexical scoping of variable names is covered in more detail in Chapter XREF(References and Namespaces).</text:p>
      <text:h text:style-name="P2" text:outline-level="2">1.6 Code can be Run Interactively</text:h>
      <text:p text:style-name="BodyNoIndent">Python supports an interactive mode, where individual statements are executed immediately after being entered into the interpreter. Questions about the operation of the language can often be answered by means of some simple experimentation in an interactive interpreter session. </text:p>
      <text:p text:style-name="Body">Such interactive sessions are used extensively throughout this reference to provide examples of the behavior of particular language constructs, as indicated by the presence of the default interactive interpreter prompt<text:span text:style-name="CD1"> &gt;&gt;&gt;</text:span> at the start of the example. These examples will often use debugging messages inside special methods to illustrate the actions taken by the language. One such example is that when evaluating a single expression (rather than any other kind of statement), the interactive interpreter automatically prints out the internal string representation of the result, as shown here:</text:p>
      <text:p text:style-name="CDT1">&gt;&gt;&gt; class Example(object):</text:p>
      <text:p text:style-name="CDT">... <text:s text:c="3"/>def __repr__(self):</text:p>
      <text:p text:style-name="CDT">... <text:s text:c="6"/>print "Retrieving internal representation"</text:p>
      <text:p text:style-name="CDT">... <text:s text:c="6"/>return "This is an example"</text:p>
      <text:p text:style-name="CDT">...</text:p>
      <text:p text:style-name="CDT">&gt;&gt;&gt; Example()</text:p>
      <text:p text:style-name="CDT">Retrieving internal representation</text:p>
      <text:p text:style-name="CDTX">This is an example</text:p>
      <text:h text:style-name="P2" text:outline-level="2">1.6 Defining Python in Terms of Itself</text:h>
      <text:p text:style-name="BodyNoIndent">The features that Python exposes for use by programmers are also used extensively to support the operation of the language interpreter itself. Often, a particular language feature is nothing more than a way to make it easier to write code in a certain style, rather than allowing the programmer to do something completely new. Conditional expressions and function decorators are a couple of simple examples of this kind of feature (commonly referred to as syntactic sugar).</text:p>
      <text:p text:style-name="Body">This means that it is frequently beneficial to define Python statements and expressions in terms of other Python statements and expressions. Accordingly, this reference assumes the reader already knows how to read <text:soft-page-break/>programs that use Python, even if they may not understand precisely how the interpreter achieves those results (that's what this guide is aiming to explain, after all). If you've worked through the Python tutorial, that should be enough to follow the explanations.</text:p>
      <text:h text:style-name="P2" text:outline-level="2">1.7 Python is an Evolving Language</text:h>
      <text:p text:style-name="BodyNoIndent">Just as the various Python implementations are continuously being updated and improved, so too is the definition of the language itself. Over time, various new features have been added to simplify aspects of program development and to make code easier to read.</text:p>
      <text:p text:style-name="Body">This guide is (<text:span text:style-name="T2">XXX: currently!) </text:span>written based primarily on CPython 2.5, and covers all features included in the language up to that point. It focuses on the features that will be retained in the upcoming Python 3.0 (which will be less strict than the releases in the 2.X series when it comes to preserving backwards compatibility between successive releases). Major language changes usually appear in CPython first, based on Python Enhancement Proposals ( referred to as <text:span text:style-name="E2">PEPs</text:span>) that have been accepted by the language's creator and lead developer, Guido van Rossum (affectionately known as Python's Benevolent Dictator for Life, or BDFL for short). These PEPs are archived by the Python Software Foundation at <text:span text:style-name="E2"><text:span text:style-name="T1">http://www.python.org/peps</text:span></text:span>.</text:p>
      <text:p text:style-name="Body">There are some significant transitions that are still in progress with this version of the language. The first (and that with the widest ranging impact) is the transition from classic classes (with their associated inflexible distinctions between types, classes, type instances and class instances) to the unified object model where the distinction between class objects and class instances is based solely on the class of the class object (referred to as the class's <text:span text:style-name="E2">metaclass</text:span> to reduce confusion). PEPs 252 and 253 initiated this transition, but do not accurately describe the final implementation (see Chapter XREF(Classes) of this reference, instead). This reference avoids the use of classic classes, and does not provide any in-depth discussion of their behavior. CPython 2.5 was the first implementation of the reference interpreter which did not include any classic classes in the builtin namespace (in previous releases, <text:span text:style-name="CD1">Exception</text:span> and its subclasses were still classic classes).</text:p>
      <text:p text:style-name="Body">On that note, PEP 352 describes the transition from Python's current exception handling mechanism to a slightly simpler approach based on a stricter taxonomy of exceptions. The migration to new-style classes for <text:span text:style-name="CD1">Exception</text:span> and its subclasses, and the adjustments made to the structure of the exception hierarchy are the first steps along that road.</text:p>
      <text:p text:style-name="Body">The <text:span text:style-name="CD2">with</text:span> statement (added by PEP 343 and covered in Chapter XREF(Control Flow Statements)) was new in Python 2.5. As this statement required a new keyword, it also requires a compiler directive to enable it in that release of Python. Python uses a special form of import statement for such compiler directives, by importing the relevant feature (in this case, <text:span text:style-name="CD1">with_statement</text:span>) from the special <text:span text:style-name="CD1">__future__</text:span> module. Such directives must occur at the beginning of any module that wishes to use the new feature. The available directives are discussed further in Chapter XREF (Modules and Packages).</text:p>
      <text:p text:style-name="Body">Python currently copies C in defaulting to the use of truncating division when working with integers (that is, dividing an integer by an integer gives an integer as the result). This is considered to have been a mistake, but changing to returning a floating point result by default poses a significant backwards compatibility problem. Accordingly, the directive <text:span text:style-name="CD2">from</text:span><text:span text:style-name="CD1"> __future__ </text:span><text:span text:style-name="CD2">import</text:span><text:span text:style-name="CD1"> division</text:span> is required in order to change the default behavior. This change to Python is documented in PEP 238.</text:p>
      <text:p text:style-name="Body">Another major transition coming up is to change import statements to default to absolute imports, making it less likely that modules inside packages will inadvertently shadow standard library modules. PEP 328 covers this change. Enabling the feature in Python 2.5 requires use of the directive <text:span text:style-name="CD2">from</text:span><text:span text:style-name="CD1"> __future__ </text:span><text:span text:style-name="CD2">import</text:span><text:span text:style-name="CD1"> absolute_import.</text:span></text:p>
      <text:p text:style-name="Body"/>
      <text:p text:style-name="Body">A variety of similar managed transitions (such as the introduction of lexical scoping and generator functions in Python 2.1) have occurred over the course of Python's development. In addition, various additions have been made which did not introduce backwards compatibility problems, as they allowed syntax which had previously been illegal (such as Python 2.5's introduction of conditional expressions). PEP 291, which gives version <text:soft-page-break/>compatibility guidelines for the development of CPython's standard library, includes a summary of when key features were introduced into the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1</dc:title>
    <dc:subject>Essential Concepts in Python</dc:subject>
    <meta:initial-creator>Nick Coghlan</meta:initial-creator>
    <meta:creation-date>2006-02-14T08:16:00</meta:creation-date>
    <dc:date>2008-03-05T21:21:08</dc:date>
    <meta:print-date>2113-01-01T00:00:00</meta:print-date>
    <meta:editing-cycles>13</meta:editing-cycles>
    <meta:editing-duration>PT3H54M14S</meta:editing-duration>
    <meta:user-defined meta:name="Info 1"/>
    <meta:user-defined meta:name="Info 2"/>
    <meta:user-defined meta:name="Info 3"/>
    <meta:user-defined meta:name="Info 4"/>
    <meta:document-statistic meta:table-count="0" meta:image-count="0" meta:object-count="0" meta:page-count="10" meta:paragraph-count="108" meta:word-count="5739" meta:character-count="36528"/>
  </office:meta>
</office:document-meta>
</file>